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Exception.ResolveException( String msg , IModule module , IRequiremen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Exception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xception.getRequi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